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0.7638in"/>
    </style:style>
    <style:style style:name="TableColumn51" style:family="table-column">
      <style:table-column-properties style:column-width="0.7638in"/>
    </style:style>
    <style:style style:name="Table49" style:family="table">
      <style:table-properties style:width="1.5277in" fo:margin-left="-0.0104in" table:align="left"/>
    </style:style>
    <style:style style:name="TableRow52" style:family="table-row">
      <style:table-row-properties style:min-row-height="0.2in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7" style:family="table-row">
      <style:table-row-properties style:min-row-height="0.2in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7" style:family="table-row">
      <style:table-row-properties style:min-row-height="0.2in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2" style:family="table-row">
      <style:table-row-properties style:min-row-height="0.2in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97" style:family="table-row">
      <style:table-row-properties style:min-row-height="0.2in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2" style:family="table-row">
      <style:table-row-properties style:min-row-height="0.2in"/>
    </style:style>
    <style:style style:name="TableCell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7" style:family="table-row">
      <style:table-row-properties style:min-row-height="0.2in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</style:style>
    <style:style style:name="T1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TableColumn183" style:family="table-column">
      <style:table-column-properties style:column-width="0.7638in"/>
    </style:style>
    <style:style style:name="TableColumn184" style:family="table-column">
      <style:table-column-properties style:column-width="0.7638in"/>
    </style:style>
    <style:style style:name="Table182" style:family="table">
      <style:table-properties style:width="1.5277in" fo:margin-left="-0.0104in" table:align="left"/>
    </style:style>
    <style:style style:name="TableRow185" style:family="table-row">
      <style:table-row-properties style:min-row-height="0.2in"/>
    </style:style>
    <style:style style:name="TableCell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90" style:family="table-row">
      <style:table-row-properties style:min-row-height="0.2in"/>
    </style:style>
    <style:style style:name="TableCell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95" style:family="table-row">
      <style:table-row-properties style:min-row-height="0.2in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00" style:family="table-row">
      <style:table-row-properties style:min-row-height="0.2in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05" style:family="table-row">
      <style:table-row-properties style:min-row-height="0.2in"/>
    </style:style>
    <style:style style:name="TableCell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10" style:family="table-row">
      <style:table-row-properties style:min-row-height="0.2in"/>
    </style:style>
    <style:style style:name="TableCell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15" style:family="table-row">
      <style:table-row-properties style:min-row-height="0.2in"/>
    </style:style>
    <style:style style:name="TableCell2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25" style:family="table-row">
      <style:table-row-properties style:min-row-height="0.2in"/>
    </style:style>
    <style:style style:name="TableCell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30" style:family="table-row">
      <style:table-row-properties style:min-row-height="0.2in"/>
    </style:style>
    <style:style style:name="TableCell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35" style:family="table-row">
      <style:table-row-properties style:min-row-height="0.2in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40" style:family="table-row">
      <style:table-row-properties style:min-row-height="0.2in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45" style:family="table-row">
      <style:table-row-properties style:min-row-height="0.2in"/>
    </style:style>
    <style:style style:name="TableCell2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paragraph-properties fo:text-align="center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5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17" style:family="table-column">
      <style:table-column-properties style:column-width="0.7638in"/>
    </style:style>
    <style:style style:name="TableColumn318" style:family="table-column">
      <style:table-column-properties style:column-width="0.7638in"/>
    </style:style>
    <style:style style:name="Table316" style:family="table">
      <style:table-properties style:width="1.5277in" fo:margin-left="-0.0104in" table:align="left"/>
    </style:style>
    <style:style style:name="TableRow319" style:family="table-row">
      <style:table-row-properties style:min-row-height="0.2in"/>
    </style:style>
    <style:style style:name="TableCell3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24" style:family="table-row">
      <style:table-row-properties style:min-row-height="0.2in"/>
    </style:style>
    <style:style style:name="TableCell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29" style:family="table-row">
      <style:table-row-properties style:min-row-height="0.2in"/>
    </style:style>
    <style:style style:name="TableCell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34" style:family="table-row">
      <style:table-row-properties style:min-row-height="0.2in"/>
    </style:style>
    <style:style style:name="TableCell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39" style:family="table-row">
      <style:table-row-properties style:min-row-height="0.2in"/>
    </style:style>
    <style:style style:name="TableCell3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4" style:family="table-row">
      <style:table-row-properties style:min-row-height="0.2in"/>
    </style:style>
    <style:style style:name="TableCell3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9" style:family="table-row">
      <style:table-row-properties style:min-row-height="0.2in"/>
    </style:style>
    <style:style style:name="TableCell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54" style:family="table-row">
      <style:table-row-properties style:min-row-height="0.2in"/>
    </style:style>
    <style:style style:name="TableCell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59" style:family="table-row">
      <style:table-row-properties style:min-row-height="0.2in"/>
    </style:style>
    <style:style style:name="TableCell3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64" style:family="table-row">
      <style:table-row-properties style:min-row-height="0.2in"/>
    </style:style>
    <style:style style:name="TableCell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74" style:family="table-row">
      <style:table-row-properties style:min-row-height="0.2in"/>
    </style:style>
    <style:style style:name="TableCell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79" style:family="table-row">
      <style:table-row-properties style:min-row-height="0.2in"/>
    </style:style>
    <style:style style:name="TableCell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family="paragraph">
      <style:paragraph-properties fo:text-align="center"/>
    </style:style>
    <style:style style:name="T3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P399" style:parent-style-name="Standard" style:family="paragraph">
      <style:text-properties fo:font-weight="bold" style:font-weight-asian="bold" style:font-weight-complex="bold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/>
    </style:style>
    <style:style style:name="P40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2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453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55" style:family="table-column">
      <style:table-column-properties style:column-width="0.7638in"/>
    </style:style>
    <style:style style:name="TableColumn456" style:family="table-column">
      <style:table-column-properties style:column-width="0.7638in"/>
    </style:style>
    <style:style style:name="Table454" style:family="table">
      <style:table-properties style:width="1.5277in" fo:margin-left="-0.0104in" table:align="left"/>
    </style:style>
    <style:style style:name="TableRow457" style:family="table-row">
      <style:table-row-properties style:min-row-height="0.2in"/>
    </style:style>
    <style:style style:name="TableCell4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9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62" style:family="table-row">
      <style:table-row-properties style:min-row-height="0.2in"/>
    </style:style>
    <style:style style:name="TableCell4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67" style:family="table-row">
      <style:table-row-properties style:min-row-height="0.2in"/>
    </style:style>
    <style:style style:name="TableCell4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72" style:family="table-row">
      <style:table-row-properties style:min-row-height="0.2in"/>
    </style:style>
    <style:style style:name="TableCell4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77" style:family="table-row">
      <style:table-row-properties style:min-row-height="0.2in"/>
    </style:style>
    <style:style style:name="TableCell4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82" style:family="table-row">
      <style:table-row-properties style:min-row-height="0.2in"/>
    </style:style>
    <style:style style:name="TableCell4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87" style:family="table-row">
      <style:table-row-properties style:min-row-height="0.2in"/>
    </style:style>
    <style:style style:name="TableCell4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92" style:family="table-row">
      <style:table-row-properties style:min-row-height="0.2in"/>
    </style:style>
    <style:style style:name="TableCell4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97" style:family="table-row">
      <style:table-row-properties style:min-row-height="0.2in"/>
    </style:style>
    <style:style style:name="TableCell4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02" style:family="table-row">
      <style:table-row-properties style:min-row-height="0.2in"/>
    </style:style>
    <style:style style:name="TableCell5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07" style:family="table-row">
      <style:table-row-properties style:min-row-height="0.2in"/>
    </style:style>
    <style:style style:name="TableCell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1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12" style:family="table-row">
      <style:table-row-properties style:min-row-height="0.2in"/>
    </style:style>
    <style:style style:name="TableCell5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4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6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P517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8" style:parent-style-name="Standard" style:family="paragraph">
      <style:paragraph-properties fo:text-align="center"/>
    </style:style>
    <style:style style:name="T519" style:parent-style-name="DefaultParagraphFont" style:family="text">
      <style:text-properties fo:font-weight="bold" style:font-weight-asian="bold" style:font-weight-complex="bold"/>
    </style:style>
    <style:style style:name="P5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6" style:parent-style-name="Standard" style:family="paragraph">
      <style:text-properties fo:font-weight="bold" style:font-weight-asian="bold" style:font-weight-complex="bold"/>
    </style:style>
    <style:style style:name="P5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6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0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23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4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5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6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7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8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29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0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1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2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3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4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5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6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7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8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39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40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641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43" style:family="table-column">
      <style:table-column-properties style:column-width="0.7638in"/>
    </style:style>
    <style:style style:name="TableColumn644" style:family="table-column">
      <style:table-column-properties style:column-width="0.7638in"/>
    </style:style>
    <style:style style:name="Table642" style:family="table">
      <style:table-properties style:width="1.5277in" fo:margin-left="-0.0104in" table:align="left"/>
    </style:style>
    <style:style style:name="TableRow645" style:family="table-row">
      <style:table-row-properties style:min-row-height="0.2in"/>
    </style:style>
    <style:style style:name="TableCell6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50" style:family="table-row">
      <style:table-row-properties style:min-row-height="0.2in"/>
    </style:style>
    <style:style style:name="TableCell6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55" style:family="table-row">
      <style:table-row-properties style:min-row-height="0.2in"/>
    </style:style>
    <style:style style:name="TableCell6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60" style:family="table-row">
      <style:table-row-properties style:min-row-height="0.2in"/>
    </style:style>
    <style:style style:name="TableCell6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65" style:family="table-row">
      <style:table-row-properties style:min-row-height="0.2in"/>
    </style:style>
    <style:style style:name="TableCell6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70" style:family="table-row">
      <style:table-row-properties style:min-row-height="0.2in"/>
    </style:style>
    <style:style style:name="TableCell6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75" style:family="table-row">
      <style:table-row-properties style:min-row-height="0.2in"/>
    </style:style>
    <style:style style:name="TableCell6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80" style:family="table-row">
      <style:table-row-properties style:min-row-height="0.2in"/>
    </style:style>
    <style:style style:name="TableCell6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85" style:family="table-row">
      <style:table-row-properties style:min-row-height="0.2in"/>
    </style:style>
    <style:style style:name="TableCell6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90" style:family="table-row">
      <style:table-row-properties style:min-row-height="0.2in"/>
    </style:style>
    <style:style style:name="TableCell6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95" style:family="table-row">
      <style:table-row-properties style:min-row-height="0.2in"/>
    </style:style>
    <style:style style:name="TableCell6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00" style:family="table-row">
      <style:table-row-properties style:min-row-height="0.2in"/>
    </style:style>
    <style:style style:name="TableCell7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05" style:family="table-row">
      <style:table-row-properties style:min-row-height="0.2in"/>
    </style:style>
    <style:style style:name="TableCell7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10" style:family="table-row">
      <style:table-row-properties style:min-row-height="0.2in"/>
    </style:style>
    <style:style style:name="TableCell7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15" style:family="table-row">
      <style:table-row-properties style:min-row-height="0.2in"/>
    </style:style>
    <style:style style:name="TableCell7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20" style:family="table-row">
      <style:table-row-properties style:min-row-height="0.2in"/>
    </style:style>
    <style:style style:name="TableCell7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725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26" style:parent-style-name="Standard" style:family="paragraph">
      <style:paragraph-properties fo:text-align="center"/>
    </style:style>
    <style:style style:name="T727" style:parent-style-name="DefaultParagraphFont" style:family="text">
      <style:text-properties fo:font-weight="bold" style:font-weight-asian="bold" style:font-weight-complex="bold"/>
    </style:style>
    <style:style style:name="P7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29" style:parent-style-name="Standard" style:family="paragraph">
      <style:text-properties fo:font-weight="bold" style:font-weight-asian="bold" style:font-weight-complex="bold"/>
    </style:style>
    <style:style style:name="P7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text text:use-soft-page-breaks="true">
      <text:p text:style-name="P1">LAB :1</text:p>
      <text:p text:style-name="P2">TIME COMPLEXITY ANALYSIS OF BUBBLE SORT</text:p>
      <text:p text:style-name="Standard"/>
      <text:p text:style-name="Normal"/>
      <text:p text:style-name="P3">#include&lt;iostream&gt;</text:p>
      <text:p text:style-name="P4">#include&lt;time.h&gt;</text:p>
      <text:p text:style-name="P5">#include&lt;bits/stdc++.h&gt;</text:p>
      <text:p text:style-name="P6">#include&lt;ctime&gt;</text:p>
      <text:p text:style-name="P7">#include&lt;cstdlib&gt;</text:p>
      <text:p text:style-name="P8">using namespace std;</text:p>
      <text:p text:style-name="P9"/>
      <text:p text:style-name="P10">int main()</text:p>
      <text:p text:style-name="P11">{</text:p>
      <text:p text:style-name="P12"><text:tab/>int m=1;</text:p>
      <text:p text:style-name="P13"><text:tab/>cout&lt;&lt;"Bubble Sort Time Complexity Verification"&lt;&lt;endl;</text:p>
      <text:p text:style-name="P14"><text:tab/>while(m==1)</text:p>
      <text:p text:style-name="P15"><text:tab/>{</text:p>
      <text:p text:style-name="P16"><text:tab/><text:tab/>int n;</text:p>
      <text:p text:style-name="P17"><text:tab/><text:tab/>cout&lt;&lt;"Enter the number of elements:";</text:p>
      <text:p text:style-name="P18"><text:tab/><text:tab/>cin&gt;&gt;n;</text:p>
      <text:p text:style-name="P19"><text:tab/><text:tab/>int arr[n];</text:p>
      <text:p text:style-name="P20"><text:tab/><text:tab/>for(int k =0 ; k&lt;n;k++)</text:p>
      <text:p text:style-name="P21"><text:tab/><text:tab/>{</text:p>
      <text:p text:style-name="P22"><text:tab/><text:tab/><text:tab/>arr[k]=rand();</text:p>
      <text:p text:style-name="P23"><text:tab/><text:tab/>}</text:p>
      <text:p text:style-name="P24"><text:tab/><text:tab/>clock_t start= clock();</text:p>
      <text:p text:style-name="P25"><text:tab/><text:tab/>/*Write Logic here*/</text:p>
      <text:p text:style-name="P26"><text:tab/><text:tab/>for(int i=0;i&lt;n-1;i++)</text:p>
      <text:p text:style-name="P27"><text:tab/><text:tab/>{</text:p>
      <text:p text:style-name="P28"><text:tab/><text:tab/><text:tab/>for(int j=0;j&lt;n-i-1;j++)</text:p>
      <text:p text:style-name="P29"><text:tab/><text:tab/><text:tab/>{</text:p>
      <text:p text:style-name="P30"><text:tab/><text:tab/><text:tab/><text:tab/>if(arr[j]&gt;arr[j+1])</text:p>
      <text:p text:style-name="P31"><text:tab/><text:tab/><text:tab/><text:tab/>{</text:p>
      <text:p text:style-name="P32"><text:tab/><text:tab/><text:tab/><text:tab/><text:tab/>int temp=arr[j+1];</text:p>
      <text:p text:style-name="P33"><text:tab/><text:tab/><text:tab/><text:tab/><text:tab/>arr[j+1]=arr[j];</text:p>
      <text:p text:style-name="P34"><text:tab/><text:tab/><text:tab/><text:tab/><text:tab/>arr[j]=temp;</text:p>
      <text:p text:style-name="P35"><text:tab/><text:tab/><text:tab/><text:tab/>}</text:p>
      <text:p text:style-name="P36"><text:tab/><text:tab/><text:tab/>}</text:p>
      <text:p text:style-name="P37"><text:tab/><text:tab/>}</text:p>
      <text:p text:style-name="P38"><text:tab/><text:tab/>clock_t ending=clock();</text:p>
      <text:p text:style-name="P39"><text:tab/><text:tab/>cout&lt;&lt;"Time : "&lt;&lt;(ending-start)&lt;&lt;" ms"&lt;&lt;endl;</text:p>
      <text:p text:style-name="P40"><text:tab/><text:tab/>cout&lt;&lt;"0-Exit \n1-Redo"&lt;&lt;endl;</text:p>
      <text:p text:style-name="P41"><text:tab/><text:tab/>cin&gt;&gt;m;</text:p>
      <text:p text:style-name="P42"><text:tab/>}</text:p>
      <text:p text:style-name="P43"><text:tab/>return 0;</text:p>
      <text:p text:style-name="P44">}</text:p>
      <text:p text:style-name="Normal"/>
      <text:p text:style-name="Normal"/>
      <text:p text:style-name="Normal"/>
      <text:p text:style-name="P45"/>
      <text:p text:style-name="P46"/>
      <text:p text:style-name="P47"/>
      <text:soft-page-break/>
      <text:p text:style-name="P48">OUTPUT: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Input Size(n)</text:p>
          </table:table-cell>
          <table:table-cell table:style-name="TableCell55">
            <text:p text:style-name="P56">Time(ms)</text:p>
          </table:table-cell>
        </table:table-row>
        <table:table-row table:style-name="TableRow57">
          <table:table-cell table:style-name="TableCell58">
            <text:p text:style-name="P59">1000</text:p>
          </table:table-cell>
          <table:table-cell table:style-name="TableCell60">
            <text:p text:style-name="P61">0</text:p>
          </table:table-cell>
        </table:table-row>
        <table:table-row table:style-name="TableRow62">
          <table:table-cell table:style-name="TableCell63">
            <text:p text:style-name="P64">2000</text:p>
          </table:table-cell>
          <table:table-cell table:style-name="TableCell65">
            <text:p text:style-name="P66">15</text:p>
          </table:table-cell>
        </table:table-row>
        <table:table-row table:style-name="TableRow67">
          <table:table-cell table:style-name="TableCell68">
            <text:p text:style-name="P69">3000</text:p>
          </table:table-cell>
          <table:table-cell table:style-name="TableCell70">
            <text:p text:style-name="P71">31</text:p>
          </table:table-cell>
        </table:table-row>
        <table:table-row table:style-name="TableRow72">
          <table:table-cell table:style-name="TableCell73">
            <text:p text:style-name="P74">4000</text:p>
          </table:table-cell>
          <table:table-cell table:style-name="TableCell75">
            <text:p text:style-name="P76">47</text:p>
          </table:table-cell>
        </table:table-row>
        <table:table-row table:style-name="TableRow77">
          <table:table-cell table:style-name="TableCell78">
            <text:p text:style-name="P79">5000</text:p>
          </table:table-cell>
          <table:table-cell table:style-name="TableCell80">
            <text:p text:style-name="P81">62</text:p>
          </table:table-cell>
        </table:table-row>
        <table:table-row table:style-name="TableRow82">
          <table:table-cell table:style-name="TableCell83">
            <text:p text:style-name="P84">6000</text:p>
          </table:table-cell>
          <table:table-cell table:style-name="TableCell85">
            <text:p text:style-name="P86">94</text:p>
          </table:table-cell>
        </table:table-row>
        <table:table-row table:style-name="TableRow87">
          <table:table-cell table:style-name="TableCell88">
            <text:p text:style-name="P89">7000</text:p>
          </table:table-cell>
          <table:table-cell table:style-name="TableCell90">
            <text:p text:style-name="P91">125</text:p>
          </table:table-cell>
        </table:table-row>
        <table:table-row table:style-name="TableRow92">
          <table:table-cell table:style-name="TableCell93">
            <text:p text:style-name="P94">8000</text:p>
          </table:table-cell>
          <table:table-cell table:style-name="TableCell95">
            <text:p text:style-name="P96">172</text:p>
          </table:table-cell>
        </table:table-row>
        <table:table-row table:style-name="TableRow97">
          <table:table-cell table:style-name="TableCell98">
            <text:p text:style-name="P99">9000</text:p>
          </table:table-cell>
          <table:table-cell table:style-name="TableCell100">
            <text:p text:style-name="P101">218</text:p>
          </table:table-cell>
        </table:table-row>
        <table:table-row table:style-name="TableRow102">
          <table:table-cell table:style-name="TableCell103">
            <text:p text:style-name="P104">10000</text:p>
          </table:table-cell>
          <table:table-cell table:style-name="TableCell105">
            <text:p text:style-name="P106">274</text:p>
          </table:table-cell>
        </table:table-row>
        <table:table-row table:style-name="TableRow107">
          <table:table-cell table:style-name="TableCell108">
            <text:p text:style-name="P109">11000</text:p>
          </table:table-cell>
          <table:table-cell table:style-name="TableCell110">
            <text:p text:style-name="P111">328</text:p>
          </table:table-cell>
        </table:table-row>
        <table:table-row table:style-name="TableRow112">
          <table:table-cell table:style-name="TableCell113">
            <text:p text:style-name="P114">12000</text:p>
          </table:table-cell>
          <table:table-cell table:style-name="TableCell115">
            <text:p text:style-name="P116">406</text:p>
          </table:table-cell>
        </table:table-row>
      </table:table>
      <text:p text:style-name="P117"/>
      <text:p text:style-name="P118"><text:span text:style-name="T119"><draw:frame draw:style-name="a0" draw:name="Chart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span></text:p>
      <text:p text:style-name="P120"/>
      <text:p text:style-name="P121"/>
      <text:p text:style-name="P122"/>
      <text:p text:style-name="P123">This graph is similar to standard mathematical function n^2. Hence the time complexity of bubble sort is O(n^2).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TIME COMPLEXITY ANALYSIS OF INSERTION SORT</text:p>
      <text:p text:style-name="Standard"/>
      <text:p text:style-name="Normal"/>
      <text:p text:style-name="P135">#include&lt;iostream&gt;</text:p>
      <text:p text:style-name="P136">#include&lt;time.h&gt;</text:p>
      <text:p text:style-name="P137">#include&lt;bits/stdc++.h&gt;</text:p>
      <text:p text:style-name="P138">#include&lt;ctime&gt;</text:p>
      <text:p text:style-name="P139">#include&lt;cstdlib&gt;</text:p>
      <text:p text:style-name="P140">using namespace std;</text:p>
      <text:p text:style-name="P141"/>
      <text:p text:style-name="P142">int main()</text:p>
      <text:p text:style-name="P143">{</text:p>
      <text:p text:style-name="P144"><text:tab/>int m=1;</text:p>
      <text:p text:style-name="P145"><text:tab/>cout&lt;&lt;"Insertion Sort Time Complexity Verification"&lt;&lt;endl;</text:p>
      <text:p text:style-name="P146"><text:tab/>while(m==1)</text:p>
      <text:p text:style-name="P147"><text:tab/>{</text:p>
      <text:p text:style-name="P148"><text:tab/><text:tab/>int n;</text:p>
      <text:p text:style-name="P149"><text:tab/><text:tab/>cout&lt;&lt;"Enter the number of elements:";</text:p>
      <text:p text:style-name="P150"><text:tab/><text:tab/>cin&gt;&gt;n;</text:p>
      <text:p text:style-name="P151"><text:tab/><text:tab/>int a[n];</text:p>
      <text:p text:style-name="P152"><text:tab/><text:tab/>for(int k =0 ; k&lt;n;k++)</text:p>
      <text:p text:style-name="P153"><text:tab/><text:tab/>{</text:p>
      <text:p text:style-name="P154"><text:tab/><text:tab/><text:tab/>a[k]=rand();</text:p>
      <text:p text:style-name="P155"><text:tab/><text:tab/>}</text:p>
      <text:p text:style-name="P156"><text:tab/><text:tab/>clock_t start= clock();</text:p>
      <text:p text:style-name="P157"><text:tab/><text:tab/>/*Write Logic here*/</text:p>
      <text:p text:style-name="P158"><text:tab/><text:tab/>for(int i=1;i&lt;n;i++)</text:p>
      <text:p text:style-name="P159"><text:s text:c="4"/><text:tab/>{</text:p>
      <text:p text:style-name="P160"><text:s text:c="8"/><text:tab/>int key=a[i];</text:p>
      <text:p text:style-name="P161"><text:s text:c="8"/><text:tab/>int j=i-1;</text:p>
      <text:p text:style-name="P162"><text:s text:c="8"/><text:tab/>while(j&gt;=0 &amp;&amp; a[j]&gt;key)</text:p>
      <text:p text:style-name="P163"><text:s text:c="8"/><text:tab/><text:tab/>{</text:p>
      <text:p text:style-name="P164"><text:s text:c="12"/><text:tab/><text:tab/>a[j+1]=a[j];</text:p>
      <text:p text:style-name="P165"><text:s text:c="12"/><text:tab/><text:tab/>j--;</text:p>
      <text:p text:style-name="P166"><text:s text:c="8"/><text:tab/><text:tab/>}</text:p>
      <text:p text:style-name="P167"><text:s text:c="8"/><text:tab/>a[j+1]=key;</text:p>
      <text:p text:style-name="P168"><text:s text:c="4"/><text:tab/>}</text:p>
      <text:p text:style-name="P169"><text:tab/><text:tab/>clock_t ending=clock();</text:p>
      <text:p text:style-name="P170"><text:tab/><text:tab/>cout&lt;&lt;"Time : "&lt;&lt;(ending-start)&lt;&lt;" ms"&lt;&lt;endl;</text:p>
      <text:p text:style-name="P171"><text:tab/><text:tab/>cout&lt;&lt;"0-Exit \n1-Redo"&lt;&lt;endl;</text:p>
      <text:p text:style-name="P172"><text:tab/><text:tab/>cin&gt;&gt;m;</text:p>
      <text:p text:style-name="P173"><text:tab/>}</text:p>
      <text:p text:style-name="P174"><text:tab/>return 0;</text:p>
      <text:p text:style-name="P175">}</text:p>
      <text:p text:style-name="P176"/>
      <text:p text:style-name="Normal"/>
      <text:p text:style-name="Normal"/>
      <text:p text:style-name="Normal"/>
      <text:p text:style-name="P177"/>
      <text:p text:style-name="P178"/>
      <text:p text:style-name="P179"/>
      <text:soft-page-break/>
      <text:p text:style-name="P180">OUTPUT:</text:p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nput Size(n)</text:p>
          </table:table-cell>
          <table:table-cell table:style-name="TableCell188">
            <text:p text:style-name="P189">Time(ms)</text:p>
          </table:table-cell>
        </table:table-row>
        <table:table-row table:style-name="TableRow190">
          <table:table-cell table:style-name="TableCell191">
            <text:p text:style-name="P192">1000</text:p>
          </table:table-cell>
          <table:table-cell table:style-name="TableCell193">
            <text:p text:style-name="P194">0</text:p>
          </table:table-cell>
        </table:table-row>
        <table:table-row table:style-name="TableRow195">
          <table:table-cell table:style-name="TableCell196">
            <text:p text:style-name="P197">2000</text:p>
          </table:table-cell>
          <table:table-cell table:style-name="TableCell198">
            <text:p text:style-name="P199">0</text:p>
          </table:table-cell>
        </table:table-row>
        <table:table-row table:style-name="TableRow200">
          <table:table-cell table:style-name="TableCell201">
            <text:p text:style-name="P202">3000</text:p>
          </table:table-cell>
          <table:table-cell table:style-name="TableCell203">
            <text:p text:style-name="P204">0</text:p>
          </table:table-cell>
        </table:table-row>
        <table:table-row table:style-name="TableRow205">
          <table:table-cell table:style-name="TableCell206">
            <text:p text:style-name="P207">4000</text:p>
          </table:table-cell>
          <table:table-cell table:style-name="TableCell208">
            <text:p text:style-name="P209">15</text:p>
          </table:table-cell>
        </table:table-row>
        <table:table-row table:style-name="TableRow210">
          <table:table-cell table:style-name="TableCell211">
            <text:p text:style-name="P212">5000</text:p>
          </table:table-cell>
          <table:table-cell table:style-name="TableCell213">
            <text:p text:style-name="P214">16</text:p>
          </table:table-cell>
        </table:table-row>
        <table:table-row table:style-name="TableRow215">
          <table:table-cell table:style-name="TableCell216">
            <text:p text:style-name="P217">6000</text:p>
          </table:table-cell>
          <table:table-cell table:style-name="TableCell218">
            <text:p text:style-name="P219">16</text:p>
          </table:table-cell>
        </table:table-row>
        <table:table-row table:style-name="TableRow220">
          <table:table-cell table:style-name="TableCell221">
            <text:p text:style-name="P222">7000</text:p>
          </table:table-cell>
          <table:table-cell table:style-name="TableCell223">
            <text:p text:style-name="P224">29</text:p>
          </table:table-cell>
        </table:table-row>
        <table:table-row table:style-name="TableRow225">
          <table:table-cell table:style-name="TableCell226">
            <text:p text:style-name="P227">8000</text:p>
          </table:table-cell>
          <table:table-cell table:style-name="TableCell228">
            <text:p text:style-name="P229">47</text:p>
          </table:table-cell>
        </table:table-row>
        <table:table-row table:style-name="TableRow230">
          <table:table-cell table:style-name="TableCell231">
            <text:p text:style-name="P232">9000</text:p>
          </table:table-cell>
          <table:table-cell table:style-name="TableCell233">
            <text:p text:style-name="P234">47</text:p>
          </table:table-cell>
        </table:table-row>
        <table:table-row table:style-name="TableRow235">
          <table:table-cell table:style-name="TableCell236">
            <text:p text:style-name="P237">10000</text:p>
          </table:table-cell>
          <table:table-cell table:style-name="TableCell238">
            <text:p text:style-name="P239">62</text:p>
          </table:table-cell>
        </table:table-row>
        <table:table-row table:style-name="TableRow240">
          <table:table-cell table:style-name="TableCell241">
            <text:p text:style-name="P242">11000</text:p>
          </table:table-cell>
          <table:table-cell table:style-name="TableCell243">
            <text:p text:style-name="P244">78</text:p>
          </table:table-cell>
        </table:table-row>
        <table:table-row table:style-name="TableRow245">
          <table:table-cell table:style-name="TableCell246">
            <text:p text:style-name="P247">12000</text:p>
          </table:table-cell>
          <table:table-cell table:style-name="TableCell248">
            <text:p text:style-name="P249">110</text:p>
          </table:table-cell>
        </table:table-row>
      </table:table>
      <text:p text:style-name="P250"/>
      <text:p text:style-name="P251"/>
      <text:p text:style-name="P252"><text:span text:style-name="T253"><draw:frame draw:style-name="a1" draw:name="Chart 3" text:anchor-type="as-char" svg:x="0in" svg:y="0in" svg:width="6in" svg:height="3.5in" style:rel-width="scale" style:rel-height="scale"><draw:object xlink:href="Object 2/" xlink:type="simple" xlink:show="embed" xlink:actuate="onLoad"/><svg:title/><svg:desc/></draw:frame></text:span></text:p>
      <text:p text:style-name="P254"/>
      <text:p text:style-name="P255"/>
      <text:p text:style-name="P256"><text:bookmark-start text:name="_Hlk125149884"/>This graph is similar to standard mathematical function n^2. Hence the time complexity of insertion sort is O(n^2).</text:p>
      <text:p text:style-name="P257"><text:bookmark-end text:name="_Hlk125149884"/></text:p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soft-page-break/>
      <text:p text:style-name="P265">TIME COMPLEXITY ANALYSIS OF SELECTION SORT</text:p>
      <text:p text:style-name="Standard"/>
      <text:p text:style-name="Normal"/>
      <text:p text:style-name="P266">#include&lt;iostream&gt;</text:p>
      <text:p text:style-name="P267">#include&lt;time.h&gt;</text:p>
      <text:p text:style-name="P268">#include&lt;bits/stdc++.h&gt;</text:p>
      <text:p text:style-name="P269">#include&lt;ctime&gt;</text:p>
      <text:p text:style-name="P270">#include&lt;cstdlib&gt;</text:p>
      <text:p text:style-name="P271">using namespace std;</text:p>
      <text:p text:style-name="P272"/>
      <text:p text:style-name="P273">int main()</text:p>
      <text:p text:style-name="P274">{</text:p>
      <text:p text:style-name="P275"><text:tab/>int m=1;</text:p>
      <text:p text:style-name="P276"><text:tab/>cout&lt;&lt;"Selection Sort Time Complexity Verification"&lt;&lt;endl;</text:p>
      <text:p text:style-name="P277"><text:tab/>while(m==1)</text:p>
      <text:p text:style-name="P278"><text:tab/>{</text:p>
      <text:p text:style-name="P279"><text:tab/><text:tab/>int n;</text:p>
      <text:p text:style-name="P280"><text:tab/><text:tab/>cout&lt;&lt;"Enter the number of elements:";</text:p>
      <text:p text:style-name="P281"><text:tab/><text:tab/>cin&gt;&gt;n;</text:p>
      <text:p text:style-name="P282"><text:tab/><text:tab/>int a[n];</text:p>
      <text:p text:style-name="P283"><text:tab/><text:tab/>for(int k =0 ; k&lt;n;k++)</text:p>
      <text:p text:style-name="P284"><text:tab/><text:tab/>{</text:p>
      <text:p text:style-name="P285"><text:tab/><text:tab/><text:tab/>a[k]=rand();</text:p>
      <text:p text:style-name="P286"><text:tab/><text:tab/>}</text:p>
      <text:p text:style-name="P287"><text:tab/><text:tab/>clock_t start= clock();</text:p>
      <text:p text:style-name="P288"><text:tab/><text:tab/>/*Write Logic here*/</text:p>
      <text:p text:style-name="P289"><text:tab/><text:tab/>for(int i=0;i&lt;n-1;i++)</text:p>
      <text:p text:style-name="P290"><text:s text:c="4"/><text:tab/>{</text:p>
      <text:p text:style-name="P291"><text:s text:c="8"/><text:tab/>int mini=i;</text:p>
      <text:p text:style-name="P292"><text:s text:c="8"/><text:tab/>for(int j=i+1;j&lt;n;j++)</text:p>
      <text:p text:style-name="P293"><text:s text:c="8"/><text:tab/><text:tab/>{</text:p>
      <text:p text:style-name="P294"><text:s text:c="12"/><text:tab/><text:tab/>if(a[mini]&gt;a[j])</text:p>
      <text:p text:style-name="P295"><text:s text:c="11"/><text:tab/><text:tab/><text:tab/>mini=j;</text:p>
      <text:p text:style-name="P296"><text:s text:c="7"/><text:tab/><text:tab/><text:s/><text:tab/>}</text:p>
      <text:p text:style-name="P297"><text:s text:c="8"/><text:tab/>if(mini!=i)</text:p>
      <text:p text:style-name="P298"><text:s text:c="8"/><text:tab/>{</text:p>
      <text:p text:style-name="P299"><text:s text:c="12"/><text:tab/>int temp=a[mini];</text:p>
      <text:p text:style-name="P300"><text:s text:c="12"/><text:tab/>a[mini]=a[i];</text:p>
      <text:p text:style-name="P301"><text:s text:c="12"/><text:tab/>a[i]=temp;</text:p>
      <text:p text:style-name="P302"><text:s text:c="8"/><text:tab/>}</text:p>
      <text:p text:style-name="P303"><text:s text:c="4"/><text:tab/>}</text:p>
      <text:p text:style-name="P304"><text:tab/><text:tab/>clock_t ending=clock();</text:p>
      <text:p text:style-name="P305"><text:tab/><text:tab/>cout&lt;&lt;"Time : "&lt;&lt;(ending-start)&lt;&lt;" ms"&lt;&lt;endl;</text:p>
      <text:p text:style-name="P306"><text:tab/><text:tab/>cout&lt;&lt;"0-Exit \n1-Redo"&lt;&lt;endl;</text:p>
      <text:p text:style-name="P307"><text:tab/><text:tab/>cin&gt;&gt;m;</text:p>
      <text:p text:style-name="P308"><text:tab/>}</text:p>
      <text:p text:style-name="P309"><text:tab/>return 0;</text:p>
      <text:p text:style-name="P310">}</text:p>
      <text:p text:style-name="P311"/>
      <text:p text:style-name="P312"/>
      <text:p text:style-name="P313"/>
      <text:p text:style-name="Normal"/>
      <text:p text:style-name="P314"/>
      <text:soft-page-break/>
      <text:p text:style-name="P315">OUTPUT:</text:p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Input Size(n)</text:p>
          </table:table-cell>
          <table:table-cell table:style-name="TableCell322">
            <text:p text:style-name="P323">Time(ms)</text:p>
          </table:table-cell>
        </table:table-row>
        <table:table-row table:style-name="TableRow324">
          <table:table-cell table:style-name="TableCell325">
            <text:p text:style-name="P326">1000</text:p>
          </table:table-cell>
          <table:table-cell table:style-name="TableCell327">
            <text:p text:style-name="P328">0</text:p>
          </table:table-cell>
        </table:table-row>
        <table:table-row table:style-name="TableRow329">
          <table:table-cell table:style-name="TableCell330">
            <text:p text:style-name="P331">2000</text:p>
          </table:table-cell>
          <table:table-cell table:style-name="TableCell332">
            <text:p text:style-name="P333">3</text:p>
          </table:table-cell>
        </table:table-row>
        <table:table-row table:style-name="TableRow334">
          <table:table-cell table:style-name="TableCell335">
            <text:p text:style-name="P336">3000</text:p>
          </table:table-cell>
          <table:table-cell table:style-name="TableCell337">
            <text:p text:style-name="P338">0</text:p>
          </table:table-cell>
        </table:table-row>
        <table:table-row table:style-name="TableRow339">
          <table:table-cell table:style-name="TableCell340">
            <text:p text:style-name="P341">4000</text:p>
          </table:table-cell>
          <table:table-cell table:style-name="TableCell342">
            <text:p text:style-name="P343">16</text:p>
          </table:table-cell>
        </table:table-row>
        <table:table-row table:style-name="TableRow344">
          <table:table-cell table:style-name="TableCell345">
            <text:p text:style-name="P346">5000</text:p>
          </table:table-cell>
          <table:table-cell table:style-name="TableCell347">
            <text:p text:style-name="P348">16</text:p>
          </table:table-cell>
        </table:table-row>
        <table:table-row table:style-name="TableRow349">
          <table:table-cell table:style-name="TableCell350">
            <text:p text:style-name="P351">6000</text:p>
          </table:table-cell>
          <table:table-cell table:style-name="TableCell352">
            <text:p text:style-name="P353">47</text:p>
          </table:table-cell>
        </table:table-row>
        <table:table-row table:style-name="TableRow354">
          <table:table-cell table:style-name="TableCell355">
            <text:p text:style-name="P356">7000</text:p>
          </table:table-cell>
          <table:table-cell table:style-name="TableCell357">
            <text:p text:style-name="P358">63</text:p>
          </table:table-cell>
        </table:table-row>
        <table:table-row table:style-name="TableRow359">
          <table:table-cell table:style-name="TableCell360">
            <text:p text:style-name="P361">8000</text:p>
          </table:table-cell>
          <table:table-cell table:style-name="TableCell362">
            <text:p text:style-name="P363">78</text:p>
          </table:table-cell>
        </table:table-row>
        <table:table-row table:style-name="TableRow364">
          <table:table-cell table:style-name="TableCell365">
            <text:p text:style-name="P366">9000</text:p>
          </table:table-cell>
          <table:table-cell table:style-name="TableCell367">
            <text:p text:style-name="P368">94</text:p>
          </table:table-cell>
        </table:table-row>
        <table:table-row table:style-name="TableRow369">
          <table:table-cell table:style-name="TableCell370">
            <text:p text:style-name="P371">10000</text:p>
          </table:table-cell>
          <table:table-cell table:style-name="TableCell372">
            <text:p text:style-name="P373">110</text:p>
          </table:table-cell>
        </table:table-row>
        <table:table-row table:style-name="TableRow374">
          <table:table-cell table:style-name="TableCell375">
            <text:p text:style-name="P376">11000</text:p>
          </table:table-cell>
          <table:table-cell table:style-name="TableCell377">
            <text:p text:style-name="P378">141</text:p>
          </table:table-cell>
        </table:table-row>
        <table:table-row table:style-name="TableRow379">
          <table:table-cell table:style-name="TableCell380">
            <text:p text:style-name="P381">12000</text:p>
          </table:table-cell>
          <table:table-cell table:style-name="TableCell382">
            <text:p text:style-name="P383">156</text:p>
          </table:table-cell>
        </table:table-row>
      </table:table>
      <text:p text:style-name="P384"/>
      <text:p text:style-name="P385"/>
      <text:p text:style-name="P386"><text:span text:style-name="T387"><draw:frame draw:style-name="a2" draw:name="Chart 4" text:anchor-type="as-char" svg:x="0in" svg:y="0in" svg:width="6in" svg:height="3.5in" style:rel-width="scale" style:rel-height="scale"><draw:object xlink:href="Object 3/" xlink:type="simple" xlink:show="embed" xlink:actuate="onLoad"/><svg:title/><svg:desc/></draw:frame></text:span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>This graph is similar to standard mathematical function n^2. Hence the time complexity of selection sort is O(n^2).</text:p>
      <text:p text:style-name="P396"/>
      <text:p text:style-name="P397"/>
      <text:p text:style-name="P398"/>
      <text:p text:style-name="P399"/>
      <text:p text:style-name="P400"/>
      <text:p text:style-name="P401"/>
      <text:p text:style-name="P402">TIME COMPLEXITY ANALYSIS OF QUICK SORT</text:p>
      <text:p text:style-name="Standard"/>
      <text:p text:style-name="Normal"/>
      <text:p text:style-name="P403">#include&lt;iostream&gt;</text:p>
      <text:p text:style-name="P404">#include&lt;time.h&gt;</text:p>
      <text:p text:style-name="P405">#include&lt;bits/stdc++.h&gt;</text:p>
      <text:p text:style-name="P406">#include&lt;ctime&gt;</text:p>
      <text:p text:style-name="P407">#include&lt;cstdlib&gt;</text:p>
      <text:p text:style-name="P408">using namespace std;</text:p>
      <text:p text:style-name="P409">int split(int a[],int low,int high)</text:p>
      <text:p text:style-name="P410">{ <text:s text:c="2"/>int pivot=a[low];</text:p>
      <text:p text:style-name="P411"><text:s text:c="4"/>int left=low+1;</text:p>
      <text:p text:style-name="P412"><text:s text:c="4"/>int right=high;</text:p>
      <text:p text:style-name="P413"><text:s text:c="4"/>while(left&lt;=right)</text:p>
      <text:p text:style-name="P414"><text:s text:c="4"/>{</text:p>
      <text:p text:style-name="P415"><text:s text:c="8"/>while(left&lt;=right &amp;&amp; a[left]&lt;=pivot)</text:p>
      <text:p text:style-name="P416"><text:s text:c="12"/>left=left+1;</text:p>
      <text:p text:style-name="P417"><text:s text:c="8"/>while(a[right]&gt;pivot)</text:p>
      <text:p text:style-name="P418"><text:s text:c="12"/>right=right-1;</text:p>
      <text:p text:style-name="P419"><text:s text:c="8"/>if(left&lt;right)</text:p>
      <text:p text:style-name="P420"><text:s text:c="8"/>{</text:p>
      <text:p text:style-name="P421"><text:s text:c="12"/>int temp=a[right];</text:p>
      <text:p text:style-name="P422"><text:s text:c="12"/>a[right]=a[left];</text:p>
      <text:p text:style-name="P423"><text:s text:c="12"/>a[left]=temp;</text:p>
      <text:p text:style-name="P424"><text:s text:c="8"/>}</text:p>
      <text:p text:style-name="P425"><text:s text:c="4"/>}</text:p>
      <text:p text:style-name="P426"><text:s text:c="4"/>int temp1=a[right];</text:p>
      <text:p text:style-name="P427"><text:s text:c="4"/>a[right]=a[low];</text:p>
      <text:p text:style-name="P428"><text:s text:c="4"/>a[low]=temp1;</text:p>
      <text:p text:style-name="P429"><text:s text:c="4"/>return right;}</text:p>
      <text:p text:style-name="P430">void quick_sort(int a[],int low,int high)</text:p>
      <text:p text:style-name="P431">{</text:p>
      <text:p text:style-name="P432"><text:s text:c="4"/>int p=split(a,low,high);</text:p>
      <text:p text:style-name="P433"><text:s text:c="4"/>quick_sort(a,low,p-1);</text:p>
      <text:p text:style-name="P434"><text:s text:c="4"/>quick_sort(a,p+1,high);}</text:p>
      <text:p text:style-name="P435">int main(){</text:p>
      <text:p text:style-name="P436"><text:tab/>int m=1;</text:p>
      <text:p text:style-name="P437"><text:tab/>cout&lt;&lt;"Quick Sort Time Complexity Verification"&lt;&lt;endl;</text:p>
      <text:p text:style-name="P438"><text:tab/>while(m==1)</text:p>
      <text:p text:style-name="P439"><text:tab/>{<text:tab/>int n;</text:p>
      <text:p text:style-name="P440"><text:tab/><text:tab/>cout&lt;&lt;"Enter the number of elements:";</text:p>
      <text:p text:style-name="P441"><text:tab/><text:tab/>cin&gt;&gt;n;</text:p>
      <text:p text:style-name="P442"><text:tab/><text:tab/>int a[n];</text:p>
      <text:p text:style-name="P443"><text:tab/><text:tab/>for(int k =0 ; k&lt;n;k++)</text:p>
      <text:p text:style-name="P444"><text:tab/><text:tab/>{a[k]=rand();}</text:p>
      <text:p text:style-name="P445"><text:tab/><text:tab/>clock_t start= clock();</text:p>
      <text:p text:style-name="P446"><text:tab/><text:tab/>quick_sort(a,0,n-1);</text:p>
      <text:p text:style-name="P447"><text:tab/><text:tab/>clock_t ending=clock();</text:p>
      <text:p text:style-name="P448"><text:tab/><text:tab/>cout&lt;&lt;"Time : "&lt;&lt;(ending-start)&lt;&lt;" ms"&lt;&lt;endl;</text:p>
      <text:p text:style-name="P449"><text:tab/><text:tab/>cout&lt;&lt;"0-Exit \n1-Redo"&lt;&lt;endl;</text:p>
      <text:p text:style-name="P450"><text:tab/><text:tab/>cin&gt;&gt;m;}</text:p>
      <text:soft-page-break/>
      <text:p text:style-name="P451"><text:tab/>return 0;}</text:p>
      <text:p text:style-name="P452"/>
      <text:p text:style-name="P453">OUTPUT:</text:p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Input Size(n)</text:p>
          </table:table-cell>
          <table:table-cell table:style-name="TableCell460">
            <text:p text:style-name="P461">Time(ms)</text:p>
          </table:table-cell>
        </table:table-row>
        <table:table-row table:style-name="TableRow462">
          <table:table-cell table:style-name="TableCell463">
            <text:p text:style-name="P464">1000</text:p>
          </table:table-cell>
          <table:table-cell table:style-name="TableCell465">
            <text:p text:style-name="P466">0</text:p>
          </table:table-cell>
        </table:table-row>
        <table:table-row table:style-name="TableRow467">
          <table:table-cell table:style-name="TableCell468">
            <text:p text:style-name="P469">5000</text:p>
          </table:table-cell>
          <table:table-cell table:style-name="TableCell470">
            <text:p text:style-name="P471">0</text:p>
          </table:table-cell>
        </table:table-row>
        <table:table-row table:style-name="TableRow472">
          <table:table-cell table:style-name="TableCell473">
            <text:p text:style-name="P474">10000</text:p>
          </table:table-cell>
          <table:table-cell table:style-name="TableCell475">
            <text:p text:style-name="P476">1</text:p>
          </table:table-cell>
        </table:table-row>
        <table:table-row table:style-name="TableRow477">
          <table:table-cell table:style-name="TableCell478">
            <text:p text:style-name="P479">15000</text:p>
          </table:table-cell>
          <table:table-cell table:style-name="TableCell480">
            <text:p text:style-name="P481">2</text:p>
          </table:table-cell>
        </table:table-row>
        <table:table-row table:style-name="TableRow482">
          <table:table-cell table:style-name="TableCell483">
            <text:p text:style-name="P484">20000</text:p>
          </table:table-cell>
          <table:table-cell table:style-name="TableCell485">
            <text:p text:style-name="P486">3</text:p>
          </table:table-cell>
        </table:table-row>
        <table:table-row table:style-name="TableRow487">
          <table:table-cell table:style-name="TableCell488">
            <text:p text:style-name="P489">30000</text:p>
          </table:table-cell>
          <table:table-cell table:style-name="TableCell490">
            <text:p text:style-name="P491">4</text:p>
          </table:table-cell>
        </table:table-row>
        <table:table-row table:style-name="TableRow492">
          <table:table-cell table:style-name="TableCell493">
            <text:p text:style-name="P494">40000</text:p>
          </table:table-cell>
          <table:table-cell table:style-name="TableCell495">
            <text:p text:style-name="P496">6</text:p>
          </table:table-cell>
        </table:table-row>
        <table:table-row table:style-name="TableRow497">
          <table:table-cell table:style-name="TableCell498">
            <text:p text:style-name="P499">50000</text:p>
          </table:table-cell>
          <table:table-cell table:style-name="TableCell500">
            <text:p text:style-name="P501">7</text:p>
          </table:table-cell>
        </table:table-row>
        <table:table-row table:style-name="TableRow502">
          <table:table-cell table:style-name="TableCell503">
            <text:p text:style-name="P504">60000</text:p>
          </table:table-cell>
          <table:table-cell table:style-name="TableCell505">
            <text:p text:style-name="P506">9</text:p>
          </table:table-cell>
        </table:table-row>
        <table:table-row table:style-name="TableRow507">
          <table:table-cell table:style-name="TableCell508">
            <text:p text:style-name="P509">70000</text:p>
          </table:table-cell>
          <table:table-cell table:style-name="TableCell510">
            <text:p text:style-name="P511">9</text:p>
          </table:table-cell>
        </table:table-row>
        <table:table-row table:style-name="TableRow512">
          <table:table-cell table:style-name="TableCell513">
            <text:p text:style-name="P514">80000</text:p>
          </table:table-cell>
          <table:table-cell table:style-name="TableCell515">
            <text:p text:style-name="P516">10</text:p>
          </table:table-cell>
        </table:table-row>
      </table:table>
      <text:p text:style-name="P517"/>
      <text:p text:style-name="P518"><text:span text:style-name="T519"><draw:frame draw:style-name="a3" draw:name="Chart 5" text:anchor-type="as-char" svg:x="0in" svg:y="0in" svg:width="6in" svg:height="3.5in" style:rel-width="scale" style:rel-height="scale"><draw:object xlink:href="Object 4/" xlink:type="simple" xlink:show="embed" xlink:actuate="onLoad"/><svg:title/><svg:desc/></draw:frame></text:span></text:p>
      <text:p text:style-name="P520"/>
      <text:p text:style-name="P521"/>
      <text:p text:style-name="P522"/>
      <text:p text:style-name="P523"/>
      <text:p text:style-name="P524"/>
      <text:p text:style-name="P525"/>
      <text:p text:style-name="P526">This graph is similar to standard mathematical function nlogn. Hence the time complexity of quick sort is O(nlogn).</text:p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>TIME COMPLEXITY ANALYSIS OF MERGE SORT</text:p>
      <text:p text:style-name="Standard"/>
      <text:p text:style-name="Normal"/>
      <text:p text:style-name="P537">#include&lt;iostream&gt;</text:p>
      <text:p text:style-name="P538">#include&lt;time.h&gt;</text:p>
      <text:p text:style-name="P539">#include&lt;bits/stdc++.h&gt;</text:p>
      <text:p text:style-name="P540">#include&lt;ctime&gt;</text:p>
      <text:p text:style-name="P541">#include&lt;cstdlib&gt;</text:p>
      <text:p text:style-name="P542">using namespace std;</text:p>
      <text:p text:style-name="P543"/>
      <text:p text:style-name="P544">void merge(int a[],int l,int m,int r)</text:p>
      <text:p text:style-name="P545">{</text:p>
      <text:p text:style-name="P546"><text:s text:c="4"/>int i=l;</text:p>
      <text:p text:style-name="P547"><text:s text:c="4"/>int j=m+1;</text:p>
      <text:p text:style-name="P548"><text:s text:c="4"/>int k=l;</text:p>
      <text:p text:style-name="P549"><text:s text:c="4"/>int size=(r-l+1);</text:p>
      <text:p text:style-name="P550"><text:s text:c="4"/>int temp[size];</text:p>
      <text:p text:style-name="P551"/>
      <text:p text:style-name="P552"><text:s text:c="4"/>while(i&lt;=m &amp;&amp; j&lt;=r)</text:p>
      <text:p text:style-name="P553"><text:s text:c="4"/>{</text:p>
      <text:p text:style-name="P554"><text:s text:c="8"/>if(a[i]&lt;=a[j])</text:p>
      <text:p text:style-name="P555"><text:s text:c="8"/>{</text:p>
      <text:p text:style-name="P556"><text:s text:c="12"/>temp[k]=a[i];</text:p>
      <text:p text:style-name="P557"><text:s text:c="12"/>i++;</text:p>
      <text:p text:style-name="P558"><text:s text:c="12"/>k++;</text:p>
      <text:p text:style-name="P559"><text:s text:c="8"/>}</text:p>
      <text:p text:style-name="P560"><text:s text:c="8"/>else</text:p>
      <text:p text:style-name="P561"><text:s text:c="8"/>{</text:p>
      <text:p text:style-name="P562"><text:s text:c="12"/>temp[k]=a[j];</text:p>
      <text:p text:style-name="P563"><text:s text:c="12"/>j++;</text:p>
      <text:p text:style-name="P564"><text:s text:c="12"/>k++;</text:p>
      <text:p text:style-name="P565"><text:s text:c="8"/>}</text:p>
      <text:p text:style-name="P566"><text:s text:c="4"/>}</text:p>
      <text:p text:style-name="P567"><text:s text:c="4"/>while(i&lt;=m)</text:p>
      <text:p text:style-name="P568"><text:s text:c="4"/>{</text:p>
      <text:p text:style-name="P569"><text:s text:c="8"/>temp[k]=a[i];</text:p>
      <text:p text:style-name="P570"><text:s text:c="8"/>i++;</text:p>
      <text:p text:style-name="P571"><text:s text:c="8"/>k++;</text:p>
      <text:p text:style-name="P572"><text:s text:c="4"/>}</text:p>
      <text:p text:style-name="P573"><text:s text:c="4"/>while(j&lt;=r)</text:p>
      <text:p text:style-name="P574"><text:s text:c="4"/>{</text:p>
      <text:p text:style-name="P575"><text:s text:c="8"/>temp[k]=a[j];</text:p>
      <text:p text:style-name="P576"><text:s text:c="8"/>j++;</text:p>
      <text:p text:style-name="P577"><text:s text:c="8"/>k++;</text:p>
      <text:p text:style-name="P578"><text:s text:c="4"/>}</text:p>
      <text:p text:style-name="P579"><text:s text:c="4"/>for(int p=l;p&lt;=r;p++)</text:p>
      <text:p text:style-name="P580"><text:s text:c="4"/>{</text:p>
      <text:p text:style-name="P581"><text:s text:c="8"/>a[p]=temp[p];</text:p>
      <text:p text:style-name="P582"><text:s text:c="4"/>}</text:p>
      <text:soft-page-break/>
      <text:p text:style-name="P583">}</text:p>
      <text:p text:style-name="P584"/>
      <text:p text:style-name="P585">void mergesort(int a[],int l,int r)</text:p>
      <text:p text:style-name="P586">{</text:p>
      <text:p text:style-name="P587"><text:s text:c="4"/>if(l&lt;r)</text:p>
      <text:p text:style-name="P588"><text:s text:c="4"/>{</text:p>
      <text:p text:style-name="P589"><text:s text:c="8"/>int m=(l+r)/2;</text:p>
      <text:p text:style-name="P590"><text:s text:c="8"/>mergesort(a,l,m);</text:p>
      <text:p text:style-name="P591"><text:s text:c="8"/>mergesort(a,m+1,r);</text:p>
      <text:p text:style-name="P592"><text:s text:c="8"/>merge(a,l,m,r);</text:p>
      <text:p text:style-name="P593"><text:s text:c="4"/>}</text:p>
      <text:p text:style-name="P594">}</text:p>
      <text:p text:style-name="P595"/>
      <text:p text:style-name="P596"/>
      <text:p text:style-name="P597">int main()</text:p>
      <text:p text:style-name="P598">{</text:p>
      <text:p text:style-name="P599"><text:tab/>int m=1;</text:p>
      <text:p text:style-name="P600"><text:tab/>cout&lt;&lt;"Merge Sort Time Complexity Verification"&lt;&lt;endl;</text:p>
      <text:p text:style-name="P601"><text:tab/>while(m==1)</text:p>
      <text:p text:style-name="P602"><text:tab/>{</text:p>
      <text:p text:style-name="P603"><text:tab/><text:tab/>int n;</text:p>
      <text:p text:style-name="P604"><text:tab/><text:tab/>cout&lt;&lt;"Enter the number of elements:";</text:p>
      <text:p text:style-name="P605"><text:tab/><text:tab/>cin&gt;&gt;n;</text:p>
      <text:p text:style-name="P606"><text:tab/><text:tab/>int a[n];</text:p>
      <text:p text:style-name="P607"><text:tab/><text:tab/>for(int k =0 ; k&lt;n;k++)</text:p>
      <text:p text:style-name="P608"><text:tab/><text:tab/>{</text:p>
      <text:p text:style-name="P609"><text:tab/><text:tab/><text:tab/>a[k]=rand();</text:p>
      <text:p text:style-name="P610"><text:tab/><text:tab/>}</text:p>
      <text:p text:style-name="P611"><text:tab/><text:tab/>clock_t start= clock();</text:p>
      <text:p text:style-name="P612"><text:tab/><text:tab/>mergesort(a,0,n-1);</text:p>
      <text:p text:style-name="P613"><text:tab/><text:tab/>clock_t ending=clock();</text:p>
      <text:p text:style-name="P614"><text:tab/><text:tab/>cout&lt;&lt;"Time : "&lt;&lt;(ending-start)&lt;&lt;" ms"&lt;&lt;endl;</text:p>
      <text:p text:style-name="P615"><text:tab/><text:tab/>cout&lt;&lt;"0-Exit \n1-Redo"&lt;&lt;endl;</text:p>
      <text:p text:style-name="P616"><text:tab/><text:tab/>cin&gt;&gt;m;</text:p>
      <text:p text:style-name="P617"><text:tab/>}</text:p>
      <text:p text:style-name="P618"><text:tab/>return 0;</text:p>
      <text:p text:style-name="P619">}</text:p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>OUTPUT:</text:p>
      <table:table table:style-name="Table642">
        <table:table-columns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Input Size(n)</text:p>
          </table:table-cell>
          <table:table-cell table:style-name="TableCell648">
            <text:p text:style-name="P649">Time(ms)</text:p>
          </table:table-cell>
        </table:table-row>
        <table:table-row table:style-name="TableRow650">
          <table:table-cell table:style-name="TableCell651">
            <text:p text:style-name="P652">1000</text:p>
          </table:table-cell>
          <table:table-cell table:style-name="TableCell653">
            <text:p text:style-name="P654">1</text:p>
          </table:table-cell>
        </table:table-row>
        <table:table-row table:style-name="TableRow655">
          <table:table-cell table:style-name="TableCell656">
            <text:p text:style-name="P657">2000</text:p>
          </table:table-cell>
          <table:table-cell table:style-name="TableCell658">
            <text:p text:style-name="P659">1</text:p>
          </table:table-cell>
        </table:table-row>
        <table:table-row table:style-name="TableRow660">
          <table:table-cell table:style-name="TableCell661">
            <text:p text:style-name="P662">3000</text:p>
          </table:table-cell>
          <table:table-cell table:style-name="TableCell663">
            <text:p text:style-name="P664">2</text:p>
          </table:table-cell>
        </table:table-row>
        <table:table-row table:style-name="TableRow665">
          <table:table-cell table:style-name="TableCell666">
            <text:p text:style-name="P667">4000</text:p>
          </table:table-cell>
          <table:table-cell table:style-name="TableCell668">
            <text:p text:style-name="P669">2</text:p>
          </table:table-cell>
        </table:table-row>
        <table:table-row table:style-name="TableRow670">
          <table:table-cell table:style-name="TableCell671">
            <text:p text:style-name="P672">5000</text:p>
          </table:table-cell>
          <table:table-cell table:style-name="TableCell673">
            <text:p text:style-name="P674">2</text:p>
          </table:table-cell>
        </table:table-row>
        <table:table-row table:style-name="TableRow675">
          <table:table-cell table:style-name="TableCell676">
            <text:p text:style-name="P677">6000</text:p>
          </table:table-cell>
          <table:table-cell table:style-name="TableCell678">
            <text:p text:style-name="P679">3</text:p>
          </table:table-cell>
        </table:table-row>
        <table:table-row table:style-name="TableRow680">
          <table:table-cell table:style-name="TableCell681">
            <text:p text:style-name="P682">7000</text:p>
          </table:table-cell>
          <table:table-cell table:style-name="TableCell683">
            <text:p text:style-name="P684">3</text:p>
          </table:table-cell>
        </table:table-row>
        <table:table-row table:style-name="TableRow685">
          <table:table-cell table:style-name="TableCell686">
            <text:p text:style-name="P687">8000</text:p>
          </table:table-cell>
          <table:table-cell table:style-name="TableCell688">
            <text:p text:style-name="P689">3</text:p>
          </table:table-cell>
        </table:table-row>
        <table:table-row table:style-name="TableRow690">
          <table:table-cell table:style-name="TableCell691">
            <text:p text:style-name="P692">9000</text:p>
          </table:table-cell>
          <table:table-cell table:style-name="TableCell693">
            <text:p text:style-name="P694">4</text:p>
          </table:table-cell>
        </table:table-row>
        <table:table-row table:style-name="TableRow695">
          <table:table-cell table:style-name="TableCell696">
            <text:p text:style-name="P697">10000</text:p>
          </table:table-cell>
          <table:table-cell table:style-name="TableCell698">
            <text:p text:style-name="P699">4</text:p>
          </table:table-cell>
        </table:table-row>
        <table:table-row table:style-name="TableRow700">
          <table:table-cell table:style-name="TableCell701">
            <text:p text:style-name="P702">11000</text:p>
          </table:table-cell>
          <table:table-cell table:style-name="TableCell703">
            <text:p text:style-name="P704">4</text:p>
          </table:table-cell>
        </table:table-row>
        <table:table-row table:style-name="TableRow705">
          <table:table-cell table:style-name="TableCell706">
            <text:p text:style-name="P707">12000</text:p>
          </table:table-cell>
          <table:table-cell table:style-name="TableCell708">
            <text:p text:style-name="P709">5</text:p>
          </table:table-cell>
        </table:table-row>
        <table:table-row table:style-name="TableRow710">
          <table:table-cell table:style-name="TableCell711">
            <text:p text:style-name="P712">13000</text:p>
          </table:table-cell>
          <table:table-cell table:style-name="TableCell713">
            <text:p text:style-name="P714">7</text:p>
          </table:table-cell>
        </table:table-row>
        <table:table-row table:style-name="TableRow715">
          <table:table-cell table:style-name="TableCell716">
            <text:p text:style-name="P717">14000</text:p>
          </table:table-cell>
          <table:table-cell table:style-name="TableCell718">
            <text:p text:style-name="P719">7</text:p>
          </table:table-cell>
        </table:table-row>
        <table:table-row table:style-name="TableRow720">
          <table:table-cell table:style-name="TableCell721">
            <text:p text:style-name="P722">15000</text:p>
          </table:table-cell>
          <table:table-cell table:style-name="TableCell723">
            <text:p text:style-name="P724">7</text:p>
          </table:table-cell>
        </table:table-row>
      </table:table>
      <text:p text:style-name="P725"/>
      <text:p text:style-name="P726"><text:span text:style-name="T727"><draw:frame draw:style-name="a4" draw:name="Chart 6" text:anchor-type="as-char" svg:x="0in" svg:y="0in" svg:width="6in" svg:height="3.5in" style:rel-width="scale" style:rel-height="scale"><draw:object xlink:href="Object 5/" xlink:type="simple" xlink:show="embed" xlink:actuate="onLoad"/><svg:title/><svg:desc/></draw:frame></text:span></text:p>
      <text:p text:style-name="P728"/>
      <text:p text:style-name="P729">This graph is similar to standard mathematical function nlogn. Hence the time complexity of merge sort is O(nlogn).</text:p>
      <text:p text:style-name="P7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keyword>APS LAB</meta:keyword>
    <meta:initial-creator>Manan Jain 211B173</meta:initial-creator>
    <dc:creator>Shudhatm Jain's</dc:creator>
    <meta:creation-date>2023-01-20T18:02:00Z</meta:creation-date>
    <dc:date>2023-01-20T18:02:00Z</dc:date>
    <meta:template xlink:href="Normal" xlink:type="simple"/>
    <meta:editing-cycles>2</meta:editing-cycles>
    <meta:editing-duration>PT300S</meta:editing-duration>
    <meta:document-statistic meta:page-count="11" meta:paragraph-count="12" meta:word-count="927" meta:character-count="6199" meta:row-count="44" meta:non-whitespace-character-count="52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svg:x="10.0pt" svg:y="19.59748031496063pt" svg:width="422.0pt" svg:height="215.4025196850394pt"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15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31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47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62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94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125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172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218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274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328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40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15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16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16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29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47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47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62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78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11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3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16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16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47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63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78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94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110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141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15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0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1"/>
          </table:table-row>
          <table:table-row>
            <table:table-cell office:value-type="string">
              <text:p>15000</text:p>
            </table:table-cell>
            <table:table-cell office:value-type="float" office:value="15000"/>
            <table:table-cell office:value-type="float" office:value="2"/>
          </table:table-row>
          <table:table-row>
            <table:table-cell office:value-type="string">
              <text:p>20000</text:p>
            </table:table-cell>
            <table:table-cell office:value-type="float" office:value="20000"/>
            <table:table-cell office:value-type="float" office:value="3"/>
          </table:table-row>
          <table:table-row>
            <table:table-cell office:value-type="string">
              <text:p>30000</text:p>
            </table:table-cell>
            <table:table-cell office:value-type="float" office:value="30000"/>
            <table:table-cell office:value-type="float" office:value="4"/>
          </table:table-row>
          <table:table-row>
            <table:table-cell office:value-type="string">
              <text:p>40000</text:p>
            </table:table-cell>
            <table:table-cell office:value-type="float" office:value="40000"/>
            <table:table-cell office:value-type="float" office:value="6"/>
          </table:table-row>
          <table:table-row>
            <table:table-cell office:value-type="string">
              <text:p>50000</text:p>
            </table:table-cell>
            <table:table-cell office:value-type="float" office:value="50000"/>
            <table:table-cell office:value-type="float" office:value="7"/>
          </table:table-row>
          <table:table-row>
            <table:table-cell office:value-type="string">
              <text:p>60000</text:p>
            </table:table-cell>
            <table:table-cell office:value-type="float" office:value="60000"/>
            <table:table-cell office:value-type="float" office:value="9"/>
          </table:table-row>
          <table:table-row>
            <table:table-cell office:value-type="string">
              <text:p>70000</text:p>
            </table:table-cell>
            <table:table-cell office:value-type="float" office:value="70000"/>
            <table:table-cell office:value-type="float" office:value="9"/>
          </table:table-row>
          <table:table-row>
            <table:table-cell office:value-type="string">
              <text:p>80000</text:p>
            </table:table-cell>
            <table:table-cell office:value-type="float" office:value="80000"/>
            <table:table-cell office:value-type="float" office:value="10"/>
          </table:table-row>
          <table:table-row>
            <table:table-cell office:value-type="string">
              <text:p/>
            </table:table-cell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1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1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2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2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2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3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3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3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4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4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4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5"/>
          </table:table-row>
          <table:table-row>
            <table:table-cell office:value-type="string">
              <text:p>13000</text:p>
            </table:table-cell>
            <table:table-cell office:value-type="float" office:value="13000"/>
            <table:table-cell office:value-type="float" office:value="7"/>
          </table:table-row>
          <table:table-row>
            <table:table-cell office:value-type="string">
              <text:p>14000</text:p>
            </table:table-cell>
            <table:table-cell office:value-type="float" office:value="14000"/>
            <table:table-cell office:value-type="float" office:value="7"/>
          </table:table-row>
          <table:table-row>
            <table:table-cell office:value-type="string">
              <text:p>15000</text:p>
            </table:table-cell>
            <table:table-cell office:value-type="float" office:value="15000"/>
            <table:table-cell office:value-type="float" office:value="7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